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8_11-04-14_000.jpg</text:p>
          </table:table-cell>
          <table:table-cell table:style-name="ce20" office:value-type="string">
            <text:p>:m RES #*# / free# JVEMV6 70#_66:s-1 / 70. CO2 (lang=ko) / w=담체;활성;,topic=촉매,other=~,think~,doc=</text:p>
          </table:table-cell>
          <table:table-cell table:style-name="ce4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8" table:formula="of:=IF([.E2]=&quot;&quot;;[.C2];CONCATENATE([.C2];&quot; / &quot;;[.E2]))" office:value-type="string" office:string-value=":m RES #*# / free# JVEMV6 70#_66:s-1 / 70. CO2 (lang=ko) / w=담체;활성;,topic=촉매,other=~,think~,doc=">
            <text:p>:m RES #*# / free# JVEMV6 70#_66:s-1 / 70. CO2 (lang=ko) / w=담체;활성;,topic=촉매,other=~,think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08_12-36-29_000.jpg</text:p>
          </table:table-cell>
          <table:table-cell table:style-name="ce20" office:value-type="string">
            <text:p>:m RES 1*2 / free# JVEMV6 70#_66:s-2 / 70. CO2 (lang=cn) / w=CuO;ZnO;Al2O3,topic=催化剂,other=~,think~,doc=r-16.1#7</text:p>
          </table:table-cell>
          <table:table-cell table:style-name="ce4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8" table:formula="of:=IF([.E3]=&quot;&quot;;[.C3];CONCATENATE([.C3];&quot; / &quot;;[.E3]))" office:value-type="string" office:string-value=":m RES 1*2 / free# JVEMV6 70#_66:s-2 / 70. CO2 (lang=cn) / w=CuO;ZnO;Al2O3,topic=催化剂,other=~,think~,doc=r-16.1#7">
            <text:p>:m RES 1*2 / free# JVEMV6 70#_66:s-2 / 70. CO2 (lang=cn) / w=CuO;ZnO;Al2O3,topic=催化剂,other=~,think~,doc=r-16.1#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08_12-36-57_000.jpg</text:p>
          </table:table-cell>
          <table:table-cell table:style-name="ce20" office:value-type="string">
            <text:p>:m RES 2*2 / free# JVEMV6 70#_66:s-2 / 70. CO2 (lang=cn) / w=CuO;ZnO;Al2O3,topic=催化剂,other=~,think~,doc=r-16.1#7</text:p>
          </table:table-cell>
          <table:table-cell table:style-name="ce19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8" table:formula="of:=IF([.E4]=&quot;&quot;;[.C4];CONCATENATE([.C4];&quot; / &quot;;[.E4]))" office:value-type="string" office:string-value=":m RES 2*2 / free# JVEMV6 70#_66:s-2 / 70. CO2 (lang=cn) / w=CuO;ZnO;Al2O3,topic=催化剂,other=~,think~,doc=r-16.1#7">
            <text:p>:m RES 2*2 / free# JVEMV6 70#_66:s-2 / 70. CO2 (lang=cn) / w=CuO;ZnO;Al2O3,topic=催化剂,other=~,think~,doc=r-16.1#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8_13-04-06_000.jpg</text:p>
          </table:table-cell>
          <table:table-cell table:style-name="ce19" office:value-type="string">
            <text:p>:m 食べた物 / インスタントラーメン</text:p>
          </table:table-cell>
          <table:table-cell table:style-name="ce17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8" table:formula="of:=IF([.E5]=&quot;&quot;;[.C5];CONCATENATE([.C5];&quot; / &quot;;[.E5]))" office:value-type="string" office:string-value=":m 食べた物 / インスタントラーメン">
            <text:p>:m 食べた物 / インスタントラーメ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8_14-28-02_000.jpg</text:p>
          </table:table-cell>
          <table:table-cell table:style-name="ce18" office:value-type="string">
            <text:p>:m 1*1 RES / free# S87DP9 記事読み / id=4Q3J(tor) / media=yahoo-news / theme=コロナウイルス；老人施設での感染；死亡者</text:p>
          </table:table-cell>
          <table:table-cell table:style-name="ce20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6]=&quot;&quot;;[.C6];CONCATENATE([.C6];&quot; / &quot;;[.E6]))" office:value-type="string" office:string-value=":m 1*1 RES / free# S87DP9 記事読み / id=4Q3J(tor) / media=yahoo-news / theme=コロナウイルス；老人施設での感染；死亡者">
            <text:p>:m 1*1 RES / free# S87DP9 記事読み / id=4Q3J(tor) / media=yahoo-news / theme=コロナウイルス；老人施設での感染；死亡者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5-08_14-38-00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7]=&quot;&quot;;[.C7];CONCATENATE([.C7];&quot; / &quot;;[.E7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08_17-25-53_000.jpg</text:p>
          </table:table-cell>
          <table:table-cell table:style-name="ce20" office:value-type="string">
            <text:p>:m :? #*# / topic=物理 / content=電子レンジ：除熱するレンジ、作れないか？</text:p>
          </table:table-cell>
          <table:table-cell table:style-name="ce19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8]=&quot;&quot;;[.C8];CONCATENATE([.C8];&quot; / &quot;;[.E8]))" office:value-type="string" office:string-value=":m :? #*# / topic=物理 / content=電子レンジ：除熱するレンジ、作れないか？">
            <text:p>:m :? #*# / topic=物理 / content=電子レンジ：除熱するレンジ、作れない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08_17-26-19_000.jpg</text:p>
          </table:table-cell>
          <table:table-cell table:style-name="ce20" office:value-type="string">
            <text:p>:m RES 1-2*3 / free# JVEMV6 70#_66:s-3 / 70. CO2 (lang=en) / w=ギブス自由エネルギー；엔탈피~エンタルピー;엔트로피~エントロピー,topic=ギブス自由エネルギー,other=~,think~,doc=r-11.3#6.3</text:p>
          </table:table-cell>
          <table:table-cell table:style-name="ce18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9]=&quot;&quot;;[.C9];CONCATENATE([.C9];&quot; / &quot;;[.E9]))" office:value-type="string" office:string-value=":m RES 1-2*3 / free# JVEMV6 70#_66:s-3 / 70. CO2 (lang=en) / w=ギブス自由エネルギー；엔탈피~エンタルピー;엔트로피~エントロピー,topic=ギブス自由エネルギー,other=~,think~,doc=r-11.3#6.3">
            <text:p>:m RES 1-2*3 / free# JVEMV6 70#_66:s-3 / 70. CO2 (lang=en) / w=ギブス自由エネルギー；엔탈피~エンタルピー;엔트로피~エントロピー,topic=ギブス自由エネルギー,other=~,think~,doc=r-11.3#6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08_17-26-43_000.jpg</text:p>
          </table:table-cell>
          <table:table-cell table:style-name="ce20" office:value-type="string">
            <text:p>:m RES 3*3 / free# JVEMV6 70#_66:s-3 / 70. CO2 (lang=en) / w=ギブス自由エネルギー；엔탈피~エンタルピー;엔트로피~エントロピー,topic=ギブス自由エネルギー,other=orig+,think~,doc=r-11.3#6.3</text:p>
          </table:table-cell>
          <table:table-cell table:style-name="ce17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10]=&quot;&quot;;[.C10];CONCATENATE([.C10];&quot; / &quot;;[.E10]))" office:value-type="string" office:string-value=":m RES 3*3 / free# JVEMV6 70#_66:s-3 / 70. CO2 (lang=en) / w=ギブス自由エネルギー；엔탈피~エンタルピー;엔트로피~エントロピー,topic=ギブス自由エネルギー,other=orig+,think~,doc=r-11.3#6.3">
            <text:p>:m RES 3*3 / free# JVEMV6 70#_66:s-3 / 70. CO2 (lang=en) / w=ギブス自由エネルギー；엔탈피~エンタルピー;엔트로피~エントロピー,topic=ギブス自由エネルギー,other=orig+,think~,doc=r-11.3#6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4" office:value-type="string">
            <text:p>2021-05-08_19-10-05_000.jpg</text:p>
          </table:table-cell>
          <table:table-cell table:style-name="ce20" office:value-type="string">
            <text:p>:m :篠笛,shinobue #*# / session-memo / s.1:prac,for=prev-5_7:s-1,Re+,tempo=~ \\\ s.2:prac,for=prev-5_7:s-3,Re+,tempo=~,other=point:h-1の押さえ方 \\\ s.3:prac,for=high-notes:h-1~4;5,ReX,tempo=~,other=~</text:p>
          </table:table-cell>
          <table:table-cell table:style-name="ce17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8" table:formula="of:=IF([.E11]=&quot;&quot;;[.C11];CONCATENATE([.C11];&quot; / &quot;;[.E11]))" office:value-type="string" office:string-value=":m :篠笛,shinobue #*# / session-memo / s.1:prac,for=prev-5_7:s-1,Re+,tempo=~ \\\ s.2:prac,for=prev-5_7:s-3,Re+,tempo=~,other=point:h-1の押さえ方 \\\ s.3:prac,for=high-notes:h-1~4;5,ReX,tempo=~,other=~">
            <text:p>:m :篠笛,shinobue #*# / session-memo / s.1:prac,for=prev-5_7:s-1,Re+,tempo=~ \\\ s.2:prac,for=prev-5_7:s-3,Re+,tempo=~,other=point:h-1の押さえ方 \\\ s.3:prac,for=high-notes:h-1~4;5,ReX,tempo=~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5-08_20-51-22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5-09_01-18-21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5-09_01-18-3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5-09_03-48-04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8" table:formula="of:=IF([.E15]=&quot;&quot;;[.C15];CONCATENATE([.C15];&quot; / &quot;;[.E15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5-09_07-21-19_000.jpg</text:p>
          </table:table-cell>
          <table:table-cell table:style-name="ce20" office:value-type="string">
            <text:p>:m :th / topic=社会正義 / content=black-folks-struggle:本物だ；indigenous-peoples-struggleも</text:p>
          </table:table-cell>
          <table:table-cell table:style-name="ce20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8" table:formula="of:=IF([.E16]=&quot;&quot;;[.C16];CONCATENATE([.C16];&quot; / &quot;;[.E16]))" office:value-type="string" office:string-value=":m :th / topic=社会正義 / content=black-folks-struggle:本物だ；indigenous-peoples-struggleも">
            <text:p>:m :th / topic=社会正義 / content=black-folks-struggle:本物だ；indigenous-peoples-struggle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5-09_07-21-30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8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4" office:value-type="string">
            <text:p>2021-05-09_07-21-46_000.jpg</text:p>
          </table:table-cell>
          <table:table-cell table:style-name="ce8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18]=&quot;&quot;;[.C18];CONCATENATE([.C18];&quot; / &quot;;[.E18]))" office:value-type="string" office:string-value=":m 記録 / お酒：飲んだ量">
            <text:p>:m 記録 / お酒：飲んだ量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9">2021/05/09</text:date>, <text:time>09:00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9T09:00:22.42</dc:date>
    <dc:creator>iwabuchi ken</dc:creator>
    <meta:editing-duration>P33DT7H42M14S</meta:editing-duration>
    <meta:editing-cycles>12372</meta:editing-cycles>
    <meta:document-statistic meta:table-count="1" meta:cell-count="371" meta:object-count="0"/>
  </office:meta>
</office:document-meta>
</file>